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pman" svg:font-family="'Times New Rpman'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Руководство по оценке аниме по десятибалльной шкале</text:p>
      <text:p text:style-name="Standard"/>
      <text:p text:style-name="Standard">При оценке аниме важно учитывать различные аспекты, которые влияют на общее впечатление от произведения. Ниже представлены основные критерии, на которые стоит обратить внимание:</text:p>
      <text:p text:style-name="Standard"/>
      <text:p text:style-name="Standard">1. Сюжет и сценарий:</text:p>
      <text:p text:style-name="Standard"><text:s text:c="3"/>- Оригинальность идеи.</text:p>
      <text:p text:style-name="Standard"><text:s text:c="3"/>- Логичность и связность повествования.</text:p>
      <text:p text:style-name="Standard"><text:s text:c="3"/>- Развитие сюжета и наличие неожиданных поворотов.</text:p>
      <text:p text:style-name="Standard"><text:s text:c="3"/>- Глубина заложенных тем и посылов.</text:p>
      <text:p text:style-name="Standard"/>
      <text:p text:style-name="Standard">2. Персонажи:</text:p>
      <text:p text:style-name="Standard"><text:s text:c="3"/>- Проработанность характеров и мотиваций.</text:p>
      <text:p text:style-name="Standard"><text:s text:c="3"/>- Эволюция персонажей на протяжении истории.</text:p>
      <text:p text:style-name="Standard"><text:s text:c="3"/>- Взаимодействие между персонажами и их влияние на сюжет.</text:p>
      <text:p text:style-name="Standard"/>
      <text:p text:style-name="Standard">3. Анимация и визуальный стиль:</text:p>
      <text:p text:style-name="Standard"><text:s text:c="3"/>- Качество анимации и детализация.</text:p>
      <text:p text:style-name="Standard"><text:s text:c="3"/>- Дизайн персонажей и окружающего мира.</text:p>
      <text:p text:style-name="Standard"><text:s text:c="3"/>- Использование цветовой палитры и визуальных эффектов.</text:p>
      <text:p text:style-name="Standard"/>
      <text:p text:style-name="Standard">4. Музыка и звук:</text:p>
      <text:p text:style-name="Standard"><text:s text:c="3"/>- Саундтрек и его соответствие атмосфере.</text:p>
      <text:p text:style-name="Standard"><text:s text:c="3"/>- Открывающие и завершающие композиции (OP и ED).</text:p>
      <text:p text:style-name="Standard"><text:s text:c="3"/>- Качество озвучивания и звуковых эффектов.</text:p>
      <text:p text:style-name="Standard"/>
      <text:p text:style-name="Standard">5. Эмоциональное воздействие:</text:p>
      <text:p text:style-name="Standard"><text:s text:c="3"/>- Способность аниме вызывать эмоции и сопереживание.</text:p>
      <text:p text:style-name="Standard"><text:s text:c="3"/>- Глубина эмоциональных сцен.</text:p>
      <text:p text:style-name="Standard"><text:s text:c="3"/>- Общая атмосфера произведения.</text:p>
      <text:p text:style-name="Standard"/>
      <text:p text:style-name="Standard">6. Оригинальность и инновации:</text:p>
      <text:p text:style-name="Standard"><text:s text:c="3"/>- Новаторский подход к жанру.</text:p>
      <text:p text:style-name="Standard"><text:s text:c="3"/>- Уникальные элементы, отличающие аниме от других.</text:p>
      <text:p text:style-name="Standard"/>
      <text:p text:style-name="Standard">7. Темп повествования:</text:p>
      <text:p text:style-name="Standard"><text:s text:c="3"/>- Ритм развития событий.</text:p>
      <text:p text:style-name="Standard"><text:s text:c="3"/>- Баланс между динамикой и спокойными моментами.</text:p>
      <text:p text:style-name="Standard"><text:s text:c="3"/>- Отсутствие затянутых или, наоборот, слишком быстрых сцен.</text:p>
      <text:p text:style-name="Standard"/>
      <text:p text:style-name="Standard">8. Соответствие жанру:</text:p>
      <text:p text:style-name="Standard"><text:s text:c="3"/>- Реализация ключевых особенностей выбранного жанра.</text:p>
      <text:p text:style-name="Standard"><text:s text:c="3"/>- Оправдание ожиданий аудитории данного жанра.</text:p>
      <text:p text:style-name="Standard"/>
      <text:p text:style-name="Standard">9. Реиграбельность (пересматриваемость):</text:p>
      <text:p text:style-name="Standard"><text:s text:c="3"/>- Желание пересмотреть аниме снова.</text:p>
      <text:p text:style-name="Standard"><text:s text:c="3"/>- Наличие скрытых деталей, которые раскрываются при повторном просмотре.</text:p>
      <text:p text:style-name="Standard"/>
      <text:p text:style-name="Standard">10. Личное впечатление:</text:p>
      <text:p text:style-name="Standard"><text:s text:c="4"/>- Субъективное восприятие.</text:p>
      <text:p text:style-name="Standard"><text:soft-page-break/><text:s text:c="4"/>- Насколько аниме оставляет след после просмотра.</text:p>
      <text:p text:style-name="Standard"/>
      <text:p text:style-name="Standard">---</text:p>
      <text:p text:style-name="Standard"/>
      <text:p text:style-name="Standard">Шкала оценки:</text:p>
      <text:p text:style-name="Standard"/>
      <text:p text:style-name="Standard">- 1-2 — Очень плохо:</text:p>
      <text:p text:style-name="Standard"><text:s text:c="2"/>- Аниме имеет серьезные недостатки во всех аспектах.</text:p>
      <text:p text:style-name="Standard"><text:s text:c="2"/>- Просмотр не доставляет удовольствия.</text:p>
      <text:p text:style-name="Standard">- 3-4 — Плохо:</text:p>
      <text:p text:style-name="Standard"><text:s text:c="2"/>- Есть значительные проблемы в сюжете, персонажах или анимации.</text:p>
      <text:p text:style-name="Standard"><text:s text:c="2"/>- Возможно, интересно только узкому кругу зрителей.</text:p>
      <text:p text:style-name="Standard">- 5-6 — Средне:</text:p>
      <text:p text:style-name="Standard"><text:s text:c="2"/>- Аниме имеет как достоинства, так и недостатки.</text:p>
      <text:p text:style-name="Standard"><text:s text:c="2"/>- Может быть приятно к просмотру, но не впечатляет.</text:p>
      <text:p text:style-name="Standard">- 7-8 — Хорошо:</text:p>
      <text:p text:style-name="Standard"><text:s text:c="2"/>- Преобладают положительные моменты.</text:p>
      <text:p text:style-name="Standard"><text:s text:c="2"/>- Рекомендуется к просмотру любителям жанра.</text:p>
      <text:p text:style-name="Standard">- 9-10 — Отлично:</text:p>
      <text:p text:style-name="Standard"><text:s text:c="2"/>- Высокое качество во всех аспектах.</text:p>
      <text:p text:style-name="Standard"><text:s text:c="2"/>- Оставляет сильное впечатление и запоминается надолго.</text:p>
      <text:p text:style-name="Standard"><text:s text:c="2"/>- Рекомендуется к просмотру всем.</text:p>
      <text:p text:style-name="Standard"/>
      <text:p text:style-name="Standard">---</text:p>
      <text:p text:style-name="Standard"/>
      <text:p text:style-name="Standard">Советы по оценке:</text:p>
      <text:p text:style-name="Standard"/>
      <text:p text:style-name="Standard">- Будьте объективны, стараясь разделять личные предпочтения и качество произведения.</text:p>
      <text:p text:style-name="Standard">- Сравнивайте с другими аниме того же жанра или от того же студии для более точной оценки.</text:p>
      <text:p text:style-name="Standard">- Пишите краткий обзор для себя, чтобы обосновать выставленную оценку.</text:p>
      <text:p text:style-name="Standard">- Обращайте внимание на детали, которые могут влиять на общее впечатление.</text:p>
      <text:p text:style-name="Standard">- Обсуждайте с другими зрителями, чтобы увидеть разные точки зрения и, возможно, пересмотреть свою оценку.</text:p>
      <text:p text:style-name="Standard"/>
      <text:p text:style-name="Standard">---</text:p>
      <text:p text:style-name="Standard"/>
      <text:p text:style-name="Standard">Помните, что оценка аниме — это сочетание объективного анализа и субъективного восприятия. Главное — наслаждаться просмотром и открывать для себя новые интересные произведения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pman" svg:font-family="'Times New Rp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3:04:17.967837709</meta:creation-date>
    <dc:date>2024-12-11T23:06:08.865983848</dc:date>
    <meta:editing-duration>PT1M51S</meta:editing-duration>
    <meta:editing-cycles>2</meta:editing-cycles>
    <meta:generator>LibreOffice/24.8.3.2$Linux_X86_64 LibreOffice_project/e14c9fdd1f585efcbb2c5363087a99d20928d522</meta:generator>
    <meta:document-statistic meta:table-count="0" meta:image-count="0" meta:object-count="0" meta:page-count="2" meta:paragraph-count="66" meta:word-count="407" meta:character-count="2958" meta:non-whitespace-character-count="2505"/>
  </office:meta>
</office:document-meta>
</file>